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1" svg:font-family="Calibri" style:font-pitch="variable"/>
    <style:font-face style:name="Courier New1" svg:font-family="'Courier New'" style:font-pitch="variable"/>
    <style:font-face style:name="Lucida Sans Unicode" svg:font-family="'Lucida Sans Unicode'" style:font-pitch="variable"/>
    <style:font-face style:name="Mangal" svg:font-family="Mangal" style:font-pitch="variable"/>
    <style:font-face style:name="Tahoma" svg:font-family="Tahoma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2" svg:font-family="Calibri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style:font-name="Arial Black" fo:font-size="60pt" fo:font-style="normal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style="normal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Przywołaj mnie Panie,</text:span><text:span text:style-name="T1"><text:line-break/></text:span><text:span text:style-name="T1">Przywołaj mnie Panie</text:span><text:span text:style-name="T1"><text:line-break/></text:span><text:span text:style-name="T1">Na pustynie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I niech mój głód Ciebie</text:span><text:span text:style-name="T1"><text:line-break/></text:span><text:span text:style-name="T1">i moja tęsknota</text:span><text:span text:style-name="T1"><text:line-break/></text:span><text:span text:style-name="T1">przywoła Ciebie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ów do mego serca,</text:span><text:span text:style-name="T1"><text:line-break/></text:span><text:span text:style-name="T1">mów do mego serca</text:span><text:span text:style-name="T1"><text:line-break/></text:span><text:span text:style-name="T1">Ty znasz jego</text:span><text:span text:style-name="T1"><text:line-break/></text:span><text:span text:style-name="T1">ukryte dolin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am gdzie usychają piękne winnice</text:span><text:span text:style-name="T1"><text:line-break/></text:span><text:span text:style-name="T1">Ty wiesz gdzie otworzyć ukryte źródł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2. Niech we mnie umilkną</text:span><text:span text:style-name="T1"><text:line-break/></text:span><text:span text:style-name="T1">pragnienia i myśli</text:span><text:span text:style-name="T1"><text:line-break/></text:span><text:span text:style-name="T1">abyś mógł mówić T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ch słowa miłości</text:span><text:span text:style-name="T1"><text:line-break/></text:span><text:span text:style-name="T1">i przebaczenia</text:span><text:span text:style-name="T1"><text:line-break/></text:span><text:span text:style-name="T1">przenikną duszę m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ów do mego serca,</text:span><text:span text:style-name="T1"><text:line-break/></text:span><text:span text:style-name="T1">mów do mego serca</text:span><text:span text:style-name="T1"><text:line-break/></text:span><text:span text:style-name="T1">Ty znasz jego</text:span><text:span text:style-name="T1"><text:line-break/></text:span><text:span text:style-name="T1">ukryte dolin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am gdzie usychają piękne winnice</text:span><text:span text:style-name="T1"><text:line-break/></text:span><text:span text:style-name="T1">Ty wiesz gdzie otworzyć ukryte źródł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1" svg:font-family="Calibri" style:font-pitch="variable"/>
    <style:font-face style:name="Courier New1" svg:font-family="'Courier New'" style:font-pitch="variable"/>
    <style:font-face style:name="Lucida Sans Unicode" svg:font-family="'Lucida Sans Unicode'" style:font-pitch="variable"/>
    <style:font-face style:name="Mangal" svg:font-family="Mangal" style:font-pitch="variable"/>
    <style:font-face style:name="Tahoma" svg:font-family="Tahoma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2" svg:font-family="Calibri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line-height="150%" fo:text-align="justify" style:text-autospace="none" style:writing-mode="lr-tb"/>
      <style:text-properties style:use-window-font-color="true" style:font-name="Calibri" fo:font-size="11pt" fo:language="pl" fo:country="PL" style:letter-kerning="true" style:font-name-asian="Calibri2" style:font-size-asian="11pt" style:language-asian="ar" style:country-asian="SA"/>
    </style:style>
    <style:style style:name="HTML_20_-_20_wstępnie_20_sformatowany_20_Znak" style:display-name="HTML - wstępnie sformatowany Znak" style:family="graphic">
      <style:paragraph-properties style:text-autospace="none"/>
      <style:text-properties style:font-name="Courier New" fo:font-size="10pt" style:font-name-asian="Courier New2" style:font-size-asian="10pt" style:language-asian="pl" style:country-asian="PL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cm" fo:text-align="justify" fo:text-indent="0cm" style:text-autospace="none" style:writing-mode="lr-tb"/>
    </style:style>
    <style:style style:name="Default" style:family="graphic">
      <style:paragraph-properties style:line-height-at-least="0.31cm" fo:text-align="start" style:text-autospace="none" style:writing-mode="lr-tb"/>
      <style:text-properties fo:color="#000000" style:font-name="Arial" fo:font-size="12pt" fo:language="pl" fo:country="PL" style:letter-kerning="true" style:font-size-asian="12pt" style:language-asian="ar" style:country-asian="SA"/>
    </style:style>
    <style:style style:name="HTML_20_Preformatted" style:display-name="HTML Preformatted" style:family="graphic">
      <style:paragraph-properties style:line-height-at-least="0.31cm"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size="10pt" style:font-name-asian="Courier New2" style:font-size-asian="10pt" style:language-asian="pl" style:country-asian="PL"/>
    </style:style>
    <style:style style:name="Indeks" style:family="graphic">
      <style:paragraph-properties fo:text-align="justify" style:text-autospace="none" style:writing-mode="lr-tb"/>
      <style:text-properties style:font-name-asian="Mangal1"/>
    </style:style>
    <style:style style:name="Podpis" style:family="graphic">
      <style:paragraph-properties fo:margin-top="0.374cm" fo:margin-bottom="0.374cm" fo:text-align="justify" style:text-autospace="none" style:writing-mode="lr-tb"/>
      <style:text-properties fo:font-style="italic" style:font-name-asian="Mangal1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 style:writing-mode="lr-tb"/>
      <style:text-properties style:font-name-asian="Mangal1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01-02T18:59:40</meta:creation-date>
    <dc:date>2013-12-08T22:05:12.797000000</dc:date>
    <dc:language>pl-PL</dc:language>
    <meta:editing-cycles>20</meta:editing-cycles>
    <meta:editing-duration>PT19M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